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23" manifest:media-type="application/vnd.sun.star.oleobject"/>
  <manifest:file-entry manifest:full-path="Object 24" manifest:media-type="application/vnd.sun.star.oleobject"/>
  <manifest:file-entry manifest:full-path="Object 25" manifest:media-type="application/vnd.sun.star.oleobject"/>
  <manifest:file-entry manifest:full-path="Object 26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tyles.xml" manifest:media-type="text/xml"/>
  <manifest:file-entry manifest:full-path="Object 20" manifest:media-type="application/vnd.sun.star.oleobject"/>
  <manifest:file-entry manifest:full-path="Object 21" manifest:media-type="application/vnd.sun.star.oleobject"/>
  <manifest:file-entry manifest:full-path="Object 2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NewPSMT" svg:font-family="CourierNewPSMT" style:font-family-generic="roman"/>
    <style:font-face style:name="Courier New1" svg:font-family="'Courier New'" style:font-family-generic="modern" style:font-pitch="fixed"/>
    <style:font-face style:name="Mangal" svg:font-family="Mangal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  <style:text-properties fo:font-size="10pt" style:font-size-asian="10pt"/>
    </style:style>
    <style:style style:name="P4" style:family="paragraph" style:parent-style-name="Standard">
      <style:paragraph-properties>
        <style:tab-stops>
          <style:tab-stop style:position="-0.318cm"/>
          <style:tab-stop style:position="0.635cm"/>
          <style:tab-stop style:position="1.27cm"/>
          <style:tab-stop style:position="1.905cm"/>
          <style:tab-stop style:position="3.175cm"/>
          <style:tab-stop style:position="3.81cm"/>
          <style:tab-stop style:position="4.128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3.175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>
        <style:tab-stops>
          <style:tab-stop style:position="-0.318cm"/>
          <style:tab-stop style:position="0.635cm"/>
          <style:tab-stop style:position="1.27cm"/>
          <style:tab-stop style:position="1.905cm"/>
          <style:tab-stop style:position="3.493cm"/>
          <style:tab-stop style:position="4.128cm"/>
          <style:tab-stop style:position="4.763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3.493cm"/>
          <style:tab-stop style:position="4.128cm"/>
          <style:tab-stop style:position="4.763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  <style:text-properties fo:font-size="10pt" fo:font-weight="bold" style:font-size-asian="10pt" style:font-weight-asian="bold"/>
    </style:style>
    <style:style style:name="P9" style:family="paragraph" style:parent-style-name="Standard">
      <style:text-properties fo:font-size="10pt" fo:font-weight="bold" style:font-size-asian="10pt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3.175cm"/>
        </style:tab-stops>
      </style:paragraph-properties>
      <style:text-properties fo:font-size="10pt" fo:font-weight="bold" style:font-size-asian="10pt" style:font-weight-asian="bold"/>
    </style:style>
    <style:style style:name="P11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Apartado1">
      <style:paragraph-properties fo:margin-left="3.175cm" fo:margin-right="0cm" fo:text-indent="0cm" style:auto-text-indent="false"/>
    </style:style>
    <style:style style:name="P15" style:family="paragraph" style:parent-style-name="Apartado1">
      <style:paragraph-properties fo:margin-left="3.175cm" fo:margin-right="0cm" fo:text-indent="0cm" style:auto-text-indent="false"/>
      <style:text-properties fo:font-size="10pt" fo:language="zxx" fo:country="none" style:font-size-asian="10pt" style:language-asian="zxx" style:country-asian="none"/>
    </style:style>
    <style:style style:name="P16" style:family="paragraph" style:parent-style-name="Apartado1">
      <style:paragraph-properties fo:margin-left="3.175cm" fo:margin-right="0cm" fo:text-indent="0cm" style:auto-text-indent="false"/>
      <style:text-properties fo:font-size="10pt" fo:language="zxx" fo:country="none" fo:font-weight="bold" style:font-size-asian="10pt" style:language-asian="zxx" style:country-asian="none" style:font-weight-asian="bold" style:font-weight-complex="bold"/>
    </style:style>
    <style:style style:name="P17" style:family="paragraph" style:parent-style-name="Apartado1">
      <style:paragraph-properties fo:margin-left="3.175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635cm" fo:margin-right="0cm" fo:text-indent="0cm" style:auto-text-indent="false" style:text-autospace="none"/>
      <style:text-properties fo:color="#000000"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635cm" fo:margin-right="0cm" fo:text-indent="0cm" style:auto-text-indent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.635cm" fo:margin-right="0cm" fo:text-indent="0cm" style:auto-text-indent="false" style:text-autospace="none"/>
    </style:style>
    <style:style style:name="P21" style:family="paragraph" style:parent-style-name="Standard">
      <style:paragraph-properties fo:margin-left="0.635cm" fo:margin-right="0cm" fo:text-indent="0cm" style:auto-text-indent="false" style:text-autospace="none"/>
      <style:text-properties fo:color="#0000ff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2" style:family="paragraph" style:parent-style-name="Standard">
      <style:paragraph-properties fo:margin-left="0.635cm" fo:margin-right="0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P23" style:family="paragraph" style:parent-style-name="Apartado1">
      <style:paragraph-properties fo:margin-left="0.635cm" fo:margin-right="0cm" fo:text-indent="0cm" style:auto-text-indent="false"/>
    </style:style>
    <style:style style:name="P24" style:family="paragraph" style:parent-style-name="Apartado1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.635cm" fo:margin-right="0cm" fo:text-indent="1.251cm" style:auto-text-indent="false" style:text-autospace="none"/>
    </style:style>
    <style:style style:name="P26" style:family="paragraph" style:parent-style-name="Apartado1">
      <style:text-properties fo:color="#000000" style:font-name="Arial" fo:font-size="10pt" style:font-size-asian="10pt" style:font-name-complex="Arial" style:font-size-complex="10pt"/>
    </style:style>
    <style:style style:name="P27" style:family="paragraph" style:parent-style-name="Apartado1">
      <style:paragraph-properties>
        <style:tab-stops/>
      </style:paragraph-properties>
      <style:text-properties officeooo:paragraph-rsid="0022c924"/>
    </style:style>
    <style:style style:name="P28" style:family="paragraph" style:parent-style-name="Apartado1">
      <style:paragraph-properties fo:margin-left="3.129cm" fo:margin-right="0cm" fo:text-indent="0cm" style:auto-text-indent="false"/>
    </style:style>
    <style:style style:name="P29" style:family="paragraph" style:parent-style-name="Apartado1">
      <style:paragraph-properties fo:margin-left="3.129cm" fo:margin-right="0cm" fo:text-indent="0cm" style:auto-text-indent="false"/>
      <style:text-properties fo:font-weight="bold" style:font-weight-asian="bold" style:font-weight-complex="bold"/>
    </style:style>
    <style:style style:name="P30" style:family="paragraph" style:parent-style-name="Apartado1">
      <style:paragraph-properties fo:margin-left="2.501cm" fo:margin-right="0cm" fo:text-indent="-0.635cm" style:auto-text-indent="false">
        <style:tab-stops/>
      </style:paragraph-properties>
      <style:text-properties fo:font-weight="bold" style:font-weight-asian="bold" style:font-weight-complex="bold"/>
    </style:style>
    <style:style style:name="P31" style:family="paragraph" style:parent-style-name="Apartado1">
      <style:paragraph-properties fo:margin-left="1.251cm" fo:margin-right="0cm" fo:text-indent="-0.635cm" style:auto-text-indent="false">
        <style:tab-stops/>
      </style:paragraph-properties>
      <style:text-properties fo:font-weight="bold" style:font-weight-asian="bold" style:font-weight-complex="bold"/>
    </style:style>
    <style:style style:name="P32" style:family="paragraph" style:parent-style-name="Texto_20_independiente_20_3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P33" style:family="paragraph" style:parent-style-name="Texto_20_independiente_20_3">
      <style:paragraph-properties>
        <style:tab-stops>
          <style:tab-stop style:position="0.635cm"/>
        </style:tab-stops>
      </style:paragraph-properties>
    </style:style>
    <style:style style:name="P34" style:family="paragraph" style:parent-style-name="Texto_20_independiente_20_3">
      <style:paragraph-properties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35" style:family="paragraph" style:parent-style-name="Text_20_body">
      <style:text-properties fo:font-size="16pt" style:font-size-asian="16pt" style:font-size-complex="16pt"/>
    </style:style>
    <style:style style:name="P36" style:family="paragraph" style:parent-style-name="Apartado1">
      <style:paragraph-properties fo:margin-left="1.27cm" fo:margin-right="0cm" fo:text-indent="0cm" style:auto-text-indent="false">
        <style:tab-stops/>
      </style:paragraph-properties>
      <style:text-properties fo:font-size="22pt" fo:font-weight="bold" officeooo:rsid="00206570" style:font-size-asian="22pt" style:font-weight-asian="bold" style:font-size-complex="22pt"/>
    </style:style>
    <style:style style:name="P37" style:family="paragraph" style:parent-style-name="Apartado1">
      <style:paragraph-properties fo:margin-left="0cm" fo:margin-right="0cm" fo:text-indent="0cm" style:auto-text-indent="false">
        <style:tab-stops/>
      </style:paragraph-properties>
      <style:text-properties officeooo:paragraph-rsid="0022c924"/>
    </style:style>
    <style:style style:name="P38" style:family="paragraph" style:parent-style-name="Apartado1">
      <style:paragraph-properties fo:margin-left="0cm" fo:margin-right="0cm" fo:text-indent="0cm" style:auto-text-indent="false">
        <style:tab-stops/>
      </style:paragraph-properties>
      <style:text-properties officeooo:rsid="0022c924" officeooo:paragraph-rsid="0022c924"/>
    </style:style>
    <style:style style:name="P39" style:family="paragraph" style:parent-style-name="Apartado1">
      <style:paragraph-properties fo:margin-left="0cm" fo:margin-right="0cm" fo:text-indent="0cm" style:auto-text-indent="false">
        <style:tab-stops/>
      </style:paragraph-properties>
      <style:text-properties officeooo:rsid="0025edd4" officeooo:paragraph-rsid="0025edd4"/>
    </style:style>
    <style:style style:name="P40" style:family="paragraph" style:parent-style-name="Text_20_body">
      <style:paragraph-properties fo:margin-left="1.251cm" fo:margin-right="0cm" fo:text-indent="0cm" style:auto-text-indent="false"/>
    </style:style>
    <style:style style:name="P41" style:family="paragraph" style:parent-style-name="Standard" style:list-style-name="L1">
      <style:paragraph-properties fo:line-height="150%" fo:background-color="transparent" style:shadow="none">
        <style:tab-stops/>
        <style:background-image/>
      </style:paragraph-properties>
    </style:style>
    <style:style style:name="P42" style:family="paragraph" style:parent-style-name="Standard" style:list-style-name="L1">
      <style:paragraph-properties fo:line-height="150%" fo:background-color="transparent" style:shadow="none">
        <style:tab-stops/>
        <style:background-image/>
      </style:paragraph-properties>
      <style:text-properties officeooo:paragraph-rsid="0022c924"/>
    </style:style>
    <style:style style:name="P43" style:family="paragraph" style:parent-style-name="Standard" style:list-style-name="WW8Num52">
      <style:paragraph-properties fo:margin-left="0.319cm" fo:margin-right="0cm" fo:margin-top="0cm" fo:margin-bottom="0.423cm" style:contextual-spacing="false" fo:text-align="justify" style:justify-single-word="false" fo:text-indent="-0.319cm" style:auto-text-indent="false">
        <style:tab-stops/>
      </style:paragraph-properties>
      <style:text-properties fo:font-size="10pt" style:font-size-asian="10pt"/>
    </style:style>
    <style:style style:name="P44" style:family="paragraph" style:parent-style-name="Apartado1" style:list-style-name="WW8Num13"/>
    <style:style style:name="P45" style:family="paragraph" style:parent-style-name="Apartado1" style:list-style-name="WW8Num3">
      <style:paragraph-properties fo:margin-left="1.27cm" fo:margin-right="0cm" fo:text-indent="0cm" style:auto-text-indent="false">
        <style:tab-stops/>
      </style:paragraph-properties>
      <style:text-properties fo:font-size="16pt" fo:font-weight="bold" officeooo:paragraph-rsid="00214035" style:font-size-asian="16pt" style:font-weight-asian="bold" style:font-size-complex="16pt" style:font-weight-complex="bold"/>
    </style:style>
    <style:style style:name="P46" style:family="paragraph" style:parent-style-name="Apartado1" style:list-style-name="WW8Num3">
      <style:paragraph-properties fo:margin-left="1.27cm" fo:margin-right="0cm" fo:text-indent="0cm" style:auto-text-indent="false">
        <style:tab-stops/>
      </style:paragraph-properties>
      <style:text-properties fo:font-size="22pt" fo:font-weight="bold" style:font-size-asian="22pt" style:font-weight-asian="bold" style:font-size-complex="22pt"/>
    </style:style>
    <style:style style:name="P47" style:family="paragraph" style:parent-style-name="Apartado1" style:list-style-name="WW8Num54">
      <style:paragraph-properties fo:margin-left="1.251cm" fo:margin-right="0cm" fo:text-indent="-0.601cm" style:auto-text-indent="false">
        <style:tab-stops/>
      </style:paragraph-properties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8" style:family="paragraph" style:parent-style-name="Apartado1" style:list-style-name="WW8Num54">
      <style:paragraph-properties fo:margin-left="1.251cm" fo:margin-right="0cm" fo:text-indent="-0.601cm" style:auto-text-indent="false" fo:break-before="page">
        <style:tab-stops/>
      </style:paragraph-properties>
      <style:text-properties fo:font-weight="bold" style:font-weight-asian="bold" style:font-weight-complex="bold"/>
    </style:style>
    <style:style style:name="P49" style:family="paragraph" style:parent-style-name="Apartado1" style:list-style-name="L1" style:master-page-name="">
      <style:paragraph-properties fo:line-height="150%" style:page-number="auto" fo:background-color="transparent" style:shadow="none">
        <style:tab-stops/>
        <style:background-image/>
      </style:paragraph-properties>
      <style:text-properties officeooo:paragraph-rsid="0022c924"/>
    </style:style>
    <style:style style:name="P50" style:family="paragraph" style:parent-style-name="Heading_20_1">
      <style:text-properties fo:font-size="16pt" style:font-size-asian="16pt" style:font-size-complex="16pt"/>
    </style:style>
    <style:style style:name="P51" style:family="paragraph" style:parent-style-name="Heading_20_6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P52" style:family="paragraph" style:parent-style-name="Standard_20__28_user_29_" style:list-style-name="L1">
      <style:paragraph-properties fo:line-height="150%" fo:background-color="transparent" style:shadow="none">
        <style:tab-stops/>
        <style:background-image/>
      </style:paragraph-properties>
    </style:style>
    <style:style style:name="P53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ymbol"/>
    </style:style>
    <style:style style:name="T3" style:family="text">
      <style:text-properties style:font-name="Symbol" fo:font-size="10pt" style:font-size-asian="10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font-size="10pt" fo:font-weight="bold" style:font-size-asian="10pt" style:font-weight-asian="bold" style:font-weight-complex="bold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color="#000000" style:font-name="CourierNewPSMT" fo:font-size="10pt" style:font-size-asian="10pt" style:font-name-complex="CourierNewPSMT" style:font-size-complex="10pt"/>
    </style:style>
    <style:style style:name="T9" style:family="text">
      <style:text-properties fo:color="#000000" style:font-name="Wingdings" fo:font-size="10pt" style:font-size-asian="10pt" style:font-size-complex="10pt"/>
    </style:style>
    <style:style style:name="T10" style:family="text">
      <style:text-properties fo:color="#0000ff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11" style:family="text">
      <style:text-properties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3fe71" fo:background-color="transparent" loext:char-shading-value="0"/>
    </style:style>
    <style:style style:name="T16" style:family="text">
      <style:text-properties officeooo:rsid="00206570"/>
    </style:style>
    <style:style style:name="T17" style:family="text">
      <style:text-properties officeooo:rsid="0022c924"/>
    </style:style>
    <style:style style:name="T18" style:family="text">
      <style:text-properties officeooo:rsid="0023fe71"/>
    </style:style>
    <style:style style:name="T19" style:family="text">
      <style:text-properties officeooo:rsid="0025edd4"/>
    </style:style>
    <style:style style:name="T20" style:family="text">
      <style:text-properties officeooo:rsid="002810f9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51pt solid #000000">
        <style:background-image/>
      </style:graphic-properties>
    </style:style>
    <style:style style:name="fr2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4.107cm" draw:visible-area-height="4.823cm"/>
    </style:style>
    <style:style style:name="fr3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4.107cm" draw:visible-area-height="4.996cm"/>
    </style:style>
    <style:style style:name="fr4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7.459cm" draw:visible-area-height="10.848cm"/>
    </style:style>
    <style:style style:name="fr5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3.313cm" draw:visible-area-height="4.864cm"/>
    </style:style>
    <style:style style:name="fr6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4.089cm" draw:visible-area-height="11.79cm"/>
    </style:style>
    <style:style style:name="fr7" style:family="graphic" style:parent-style-name="OLE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draw:ole-draw-aspect="1" draw:visible-area-top="0cm" draw:visible-area-width="4.107cm" draw:visible-area-height="5.397cm"/>
    </style:style>
    <style:style style:name="fr8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8.146cm" draw:visible-area-height="10.418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0" text:outline-level="1">UF1. PROGRAMACIÓ ESTRUCTURADA</text:h>
      <text:p text:style-name="P35"/>
      <text:p text:style-name="P35"/>
      <text:list xml:id="list5126369254646207051" text:style-name="WW8Num3">
        <text:list-item>
          <text:list>
            <text:list-item>
              <text:list>
                <text:list-header>
                  <text:p text:style-name="P45">NF<text:span text:style-name="T16">1</text:span>.<text:span text:style-name="T16">A5</text:span> Estructuras <text:span text:style-name="T16">iterativas(</text:span>repetitivas<text:span text:style-name="T16">)</text:span></text:p>
                </text:list-header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3"/>
      <text:list xml:id="list221856219154873" text:continue-numbering="true" text:style-name="WW8Num3">
        <text:list-item>
          <text:list>
            <text:list-item>
              <text:list>
                <text:list-header>
                  <text:p text:style-name="P46">Estructuras <text:span text:style-name="T16">iterativas(</text:span>repetitivas<text:span text:style-name="T16">)</text:span></text:p>
                </text:list-header>
              </text:list>
            </text:list-item>
          </text:list>
        </text:list-item>
      </text:list>
      <text:p text:style-name="P36"/>
      <text:p text:style-name="P28">Son aquellas estructuras que nos permiten variar o alterar la secuencia normal de ejecución de un programa haciendo posible que un bloque de instrucciones se ejecute más de una vez de forma consecutiva.</text:p>
      <text:p text:style-name="P28">Este tipo de estructuras también recibe el nombre de bucles, estructuras iterativas o lazos.</text:p>
      <text:p text:style-name="P28">Todo bucle o instrucción repetitiva se caracteriza por estar constituida por tres partes:</text:p>
      <text:list xml:id="list3095416969693099854" text:style-name="WW8Num13">
        <text:list-item>
          <text:p text:style-name="P44"><text:span text:style-name="T1">Condición</text:span> o <text:span text:style-name="T1">expresión condicional (A)</text:span><draw:frame draw:style-name="fr2" draw:name="Objeto27" text:anchor-type="char" svg:x="13.444cm" svg:y="-0.011cm" svg:width="3.503cm" svg:height="4.128cm" draw:z-index="0"><draw:object-ole xlink:href="./Object 22" xlink:type="simple" xlink:show="embed" xlink:actuate="onLoad"/><draw:image xlink:href="./ObjectReplacements/Object 22" xlink:type="simple" xlink:show="embed" xlink:actuate="onLoad"/><svg:desc>Objeto OLE</svg:desc></draw:frame></text:p>
        </text:list-item>
        <text:list-item>
          <text:p text:style-name="P44"><text:span text:style-name="T1">Cuerpo</text:span>, constituido por la instrucción o bloque de instrucciones que se deberán ejecutar en caso de ser verdadera la expresión condicional establecida. <text:span text:style-name="T1">(B)</text:span></text:p>
        </text:list-item>
        <text:list-item>
          <text:p text:style-name="P44"><text:span text:style-name="T1">Salida</text:span> o <text:span text:style-name="T1">final del bucle (C)</text:span></text:p>
        </text:list-item>
      </text:list>
      <text:p text:style-name="Apartado1"/>
      <text:p text:style-name="Apartado1"/>
      <text:p text:style-name="Apartado1"/>
      <text:p text:style-name="Apartado1"/>
      <text:p text:style-name="P14">Según que la evaluación de la condición se realice al comienzo, al final o dentro del bucle, se tienen las siguientes estructuras o sentencias:</text:p>
      <text:p text:style-name="P31">ESTRUCTURA MIENTRAS</text:p>
      <text:p text:style-name="P14">Se caracteriza porque su diseño permite repetir un bloque de instrucciones de 0-n veces, es decir, que en aquellos casos en los que la condición establecida sea verdadera, el número de veces que se ejecutará dicho bloque de instrucciones será una vez como mínimo y “n” como máximo, mientras que en el caso de que la condición establecida sea falsa dicho bloque de instrucciones no se ejecutará ninguna vez, ya que primero se evalúa la condición y luego se ejecuta el bloque de instrucciones.</text:p>
      <text:p text:style-name="P14"/>
      <text:p text:style-name="P15"><draw:frame draw:style-name="fr3" draw:name="Objeto28" text:anchor-type="char" svg:x="12.285cm" svg:y="0.266cm" svg:width="3.6cm" svg:height="4.401cm" draw:z-index="17"><draw:object-ole xlink:href="./Object 23" xlink:type="simple" xlink:show="embed" xlink:actuate="onLoad"/><draw:image xlink:href="./ObjectReplacements/Object 23" xlink:type="simple" xlink:show="embed" xlink:actuate="onLoad"/></draw:frame></text:p>
      <text:p text:style-name="P14"/>
      <text:p text:style-name="P15"><draw:frame draw:style-name="fr1" draw:name="Marco9" text:anchor-type="char" svg:x="3.48cm" svg:y="0.212cm" svg:width="5.74cm" svg:height="1.612cm" draw:z-index="1"><draw:text-box><text:p text:style-name="Standard"><text:span text:style-name="T6">mientras</text:span><text:span text:style-name="T4"> Condición</text:span></text:p><text:p text:style-name="P2"><text:tab/>Instrucción 1</text:p><text:p text:style-name="P9">fin_mientras</text:p></draw:text-box></draw:frame></text:p>
      <text:p text:style-name="P14"/>
      <text:p text:style-name="P14"/>
      <text:p text:style-name="P14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9">EJEMPLO <text:span text:style-name="T13">(escribir números del 1 al 10</text:span>):</text:p>
      <text:p text:style-name="P20"><text:span text:style-name="T7">x</text:span><text:span text:style-name="T9"></text:span><text:span text:style-name="T8">1</text:span></text:p>
      <text:p text:style-name="P20"><text:span text:style-name="T10">mientras </text:span><text:span text:style-name="T8">x&lt;=10</text:span></text:p>
      <text:p text:style-name="P25"><text:span text:style-name="T10">escribir(</text:span><text:span text:style-name="T8">x</text:span><text:span text:style-name="T10">)</text:span></text:p>
      <text:p text:style-name="P25"><text:span text:style-name="T8">x</text:span><text:span text:style-name="T9"></text:span><text:span text:style-name="T8">x+1</text:span></text:p>
      <text:p text:style-name="P21">fin_mientras</text:p>
      <text:p text:style-name="P21"/>
      <text:p text:style-name="P22">Las instrucciones interiores a la palabra mientras podrían incluso no ejecutarse si la condición es falsa inicialmente.</text:p>
      <text:p text:style-name="P22"/>
      <text:p text:style-name="P24"/>
      <text:p text:style-name="P23"><text:span text:style-name="T1">EJEMPLO</text:span>. Diseño del algoritmo correspondiente a un programa que suma todos aquellos números leídos mientras no sean negativos.<draw:frame draw:style-name="fr4" draw:name="Objeto29" text:anchor-type="char" svg:x="8.777cm" svg:y="0.788cm" svg:width="7.385cm" svg:height="10.617cm" draw:z-index="3"><draw:object-ole xlink:href="./Object 24" xlink:type="simple" xlink:show="embed" xlink:actuate="onLoad"/><draw:image xlink:href="./ObjectReplacements/Object 24" xlink:type="simple" xlink:show="embed" xlink:actuate="onLoad"/><svg:desc>Objeto OLE</svg:desc></draw:frame></text:p>
      <text:p text:style-name="P15"><draw:frame draw:style-name="fr1" draw:name="Marco10" text:anchor-type="char" svg:x="0.305cm" svg:y="0.482cm" svg:width="6.375cm" svg:height="5.334cm" draw:z-index="2"><draw:text-box><text:p text:style-name="P11"><text:span text:style-name="T6">PROGRAMA</text:span><text:span text:style-name="T4"> Suma</text:span></text:p><text:p text:style-name="P8">var </text:p><text:p text:style-name="P3"><text:tab/>suma, n: entero</text:p><text:p text:style-name="P10">inicio</text:p><text:p text:style-name="P11"><text:span text:style-name="T4"><text:tab/>suma </text:span><text:span text:style-name="T3"></text:span><text:span text:style-name="T4"> 0</text:span></text:p><text:p text:style-name="P3"><text:tab/>leer(n)</text:p><text:p text:style-name="P12"><text:span text:style-name="T6"><text:tab/>mientras</text:span><text:span text:style-name="T4"> n &gt;= 0</text:span></text:p><text:p text:style-name="P32"><text:span text:style-name="T1"><text:tab/><text:tab/></text:span>suma <text:span text:style-name="T2"></text:span> suma + n</text:p><text:p text:style-name="P32"><text:tab/><text:tab/>leer(n)</text:p><text:p text:style-name="P34"><text:tab/>fin_mientras</text:p><text:p text:style-name="P33"><text:span text:style-name="T1"><text:tab/>e</text:span>scribir(“La suma es: ”, suma)</text:p><text:h text:style-name="P51" text:outline-level="6">fin</text:h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list xml:id="list5562451682075624202" text:style-name="WW8Num54">
        <text:list-item>
          <text:list>
            <text:list-header>
              <text:p text:style-name="P47">E<text:span text:style-name="T17">xercicios iterativos en Lenguaje C </text:span></text:p>
            </text:list-header>
          </text:list>
        </text:list-item>
      </text:list>
      <text:p text:style-name="P27"><text:s/></text:p>
      <text:p text:style-name="P38">Realizar un programa en C para cada uno de los enunciados</text:p>
      <text:p text:style-name="P38">Recordar el formato del nombre del programa:</text:p>
      <text:p text:style-name="P38"/>
      <text:p text:style-name="P40"><text:span text:style-name="T18">ite1</text:span>nn.<text:span text:style-name="T19">instruccion.</text:span>XxxxxXxxxx</text:p>
      <text:p text:style-name="P40"><text:span text:style-name="T18">donde</text:span>:<text:tab/>nn = <text:span text:style-name="T18">e</text:span>s el número de<text:span text:style-name="T18">l</text:span> e<text:span text:style-name="T18">j</text:span>ercici<text:span text:style-name="T18">o</text:span></text:p>
      <text:p text:style-name="P40"><text:tab/><text:span text:style-name="T19">instrucción podrá ser:</text:span></text:p>
      <text:p text:style-name="P40"><text:tab/><text:tab/><text:span text:style-name="T19">while</text:span></text:p>
      <text:p text:style-name="P40"><text:tab/><text:tab/><text:span text:style-name="T19">do-while</text:span></text:p>
      <text:p text:style-name="P40"><text:tab/><text:tab/><text:span text:style-name="T19">for</text:span></text:p>
      <text:p text:style-name="P40"><text:tab/>XxxxxXxxxx = <text:span text:style-name="T18">e</text:span>s una mini-descripció<text:span text:style-name="T18">n</text:span> de l<text:span text:style-name="T18">o que hace </text:span>el programa</text:p>
      <text:p text:style-name="P40">P<text:span text:style-name="T18">or ejemplo:</text:span>:</text:p>
      <text:p text:style-name="P40"><text:tab/><text:span text:style-name="T18">ite1</text:span>01.<text:span text:style-name="T19">while.Nums1a10</text:span></text:p>
      <text:p text:style-name="P37"/>
      <text:p text:style-name="P39">De momento haz todos los ejercicios con la instrucción <text:span text:style-name="T1">while</text:span></text:p>
      <text:p text:style-name="P39"/>
      <text:list xml:id="list3305044770008863506" text:style-name="L1">
        <text:list-item>
          <text:p text:style-name="P49"><text:span text:style-name="T17">M</text:span>uestra números del 1 al 10.</text:p>
        </text:list-item>
        <text:list-item>
          <text:p text:style-name="P41"><text:span text:style-name="T17">P</text:span>ide al usuario un entero y muestra por pantalla la suma de todos los valores hasta llegar a 1. <text:span text:style-name="T20">(Ejercicio 4)</text:span></text:p>
        </text:list-item>
        <text:list-item>
          <text:p text:style-name="P41"><text:span text:style-name="T17">P</text:span>ide al usuario un valor y cuantas veces lo quiere sumar y muestre el resultado de todas las sumas hasta llegar a las veces pedidas.</text:p>
        </text:list-item>
        <text:list-item>
          <text:p text:style-name="P41"><text:span text:style-name="T17">S</text:span>uma números que introduce el usuario siempre y cuando el número sea mayor que 1. </text:p>
        </text:list-item>
        <text:list-item>
          <text:p text:style-name="P52"><text:span text:style-name="T17">P</text:span>ide y muestra caracteres y escapa cuando pulsas "escape". </text:p>
        </text:list-item>
        <text:list-item>
          <text:p text:style-name="P41">Pide letra y muestra el abecedario desde esa letra hasta la Z. </text:p>
        </text:list-item>
        <text:list-item>
          <text:p text:style-name="P41"><text:span text:style-name="T18">Muestra</text:span> el código ASCII de los caracteres. </text:p>
        </text:list-item>
        <text:list-item>
          <text:p text:style-name="P42"><text:span text:style-name="T15">Muestra</text:span><text:span text:style-name="T14"> en orden decreciente los 100 primeros números naturales un número en cada línea. </text:span></text:p>
        </text:list-item>
        <text:list-item>
          <text:p text:style-name="P42"><text:span text:style-name="T18">Muestra</text:span> en orden decreciente los 100 primeros números pares.</text:p>
        </text:list-item>
        <text:list-item>
          <text:p text:style-name="P41"><text:span text:style-name="T17">P</text:span>ide al usuario una letra y el número de veces que la tiene que mostrar. </text:p>
        </text:list-item>
      </text:list>
      <text:list xml:id="list221856245169749" text:continue-list="list5562451682075624202" text:style-name="WW8Num54">
        <text:list-item>
          <text:list>
            <text:list-item>
              <text:p text:style-name="P48">ESTRUCTURA REPETIR</text:p>
            </text:list-item>
          </text:list>
        </text:list-item>
      </text:list>
      <text:p text:style-name="P14">Se caracteriza porque su diseño permite repetir un bloque de instrucciones de 1-n veces, es decir, que ya sea verdadera o falsa la condición establecida el número de veces que se ejecutará el bloque de instrucciones será de una vez como mínimo y de “n” veces como máximo, ya que primero se ejecuta el bloque de instrucciones y luego se evalúa la condición.<draw:frame draw:style-name="fr5" draw:name="Objeto30" text:anchor-type="char" svg:x="11.622cm" svg:y="2.03cm" svg:width="3.288cm" svg:height="4.852cm" draw:z-index="4"><draw:object-ole xlink:href="./Object 25" xlink:type="simple" xlink:show="embed" xlink:actuate="onLoad"/><draw:image xlink:href="./ObjectReplacements/Object 25" xlink:type="simple" xlink:show="embed" xlink:actuate="onLoad"/><svg:desc>Objeto OLE</svg:desc></draw:frame></text:p>
      <text:p text:style-name="P15"><draw:frame draw:style-name="fr1" draw:name="Marco11" text:anchor-type="char" svg:x="4.115cm" svg:y="0.469cm" svg:width="5.74cm" svg:height="1.612cm" draw:z-index="5"><draw:text-box><text:p text:style-name="P9">repetir</text:p><text:p text:style-name="P2"><text:tab/>Instrucción 1</text:p><text:p text:style-name="Standard"><text:span text:style-name="T6">mientras </text:span><text:span text:style-name="T4">Condición</text:span></text:p></draw:text-box></draw:frame></text:p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4"><text:span text:style-name="T1">EJEMPLO</text:span>. Diseño del algoritmo que escribe la suma de una secuencia de números enteros leídos del teclado finalizando la entrada de datos al evaluar la respuesta dada a un mensaje que diga “Continuar S/N “, mostrado después de realizar las operaciones del bucle.</text:p>
      <text:p text:style-name="P15"><draw:frame draw:style-name="fr6" draw:name="Objeto31" text:anchor-type="char" svg:x="11.906cm" svg:y="0.406cm" svg:width="4.082cm" svg:height="11.77cm" draw:z-index="7"><draw:object-ole xlink:href="./Object 26" xlink:type="simple" xlink:show="embed" xlink:actuate="onLoad"/><draw:image xlink:href="./ObjectReplacements/Object 26" xlink:type="simple" xlink:show="embed" xlink:actuate="onLoad"/><svg:desc>Objeto OLE</svg:desc></draw:frame><draw:frame draw:style-name="fr1" draw:name="Marco12" text:anchor-type="char" svg:x="3.163cm" svg:y="0.623cm" svg:width="6.375cm" svg:height="6.299cm" draw:z-index="6"><draw:text-box><text:p text:style-name="P11"><text:span text:style-name="T6">PROGRAMA</text:span><text:span text:style-name="T4"> Suma_números</text:span></text:p><text:p text:style-name="P3">var</text:p><text:p text:style-name="P4"><text:tab/>suma, n: entero</text:p><text:p text:style-name="P4"><text:tab/>resp<text:tab/>: carácter</text:p><text:p text:style-name="P5">inicio</text:p><text:p text:style-name="P11"><text:span text:style-name="T4"><text:tab/>suma </text:span><text:span text:style-name="T3"></text:span><text:span text:style-name="T4"> 0</text:span></text:p><text:p text:style-name="P11"><text:span text:style-name="T4"><text:tab/></text:span><text:span text:style-name="T6">repetir</text:span></text:p><text:p text:style-name="P3"><text:tab/><text:tab/>leer(n)</text:p><text:p text:style-name="P32"><text:span text:style-name="T1"><text:tab/><text:tab/></text:span>suma <text:span text:style-name="T2"></text:span> suma + n</text:p><text:p text:style-name="P32"><text:tab/><text:tab/>escribir(“Continuar S/N “)</text:p><text:p text:style-name="P32"><text:tab/><text:tab/>leer(resp)</text:p><text:p text:style-name="P32"><text:tab/><text:span text:style-name="T1">mientras</text:span> resp = ‘S’</text:p><text:p text:style-name="P33"><text:span text:style-name="T1"><text:tab/></text:span><text:span text:style-name="T11">e</text:span>scribir(“La suma es: ”, suma)</text:p><text:h text:style-name="P51" text:outline-level="6">fin</text:h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Existen instrucciones repetitivas que utilizan estructuras <text:span text:style-name="T1">repetir-hasta</text:span>, cuyo funcionamiento es muy similar a las estructuras <text:span text:style-name="T1">repetir-mientras</text:span> pero modificando la condición (en el ejemplo anterior bastaría con poner <text:span text:style-name="T12">resp &lt;&gt; ‘S’</text:span>) y las salidas de la condición (en el ejemplo anterior intercambiando la salida Sí por la No y viceversa).</text:p>
      <text:p text:style-name="P14"/>
      <text:p text:style-name="P14"/>
      <text:p text:style-name="P30">ESTRUCTURA PARA</text:p>
      <text:p text:style-name="P14">Se caracteriza porque el número de veces que se repetirá el bloque de instrucciones generalmente está fijado de antemano.</text:p>
      <text:p text:style-name="P15"><draw:frame draw:style-name="fr1" draw:name="Marco14" text:anchor-type="char" svg:x="3.163cm" svg:y="0.212cm" svg:width="4.47cm" svg:height="1.612cm" draw:z-index="9"><draw:text-box><text:p text:style-name="Standard"><text:span text:style-name="T6">para </text:span><text:span text:style-name="T4">Vc de Vi a Vf</text:span></text:p><text:p text:style-name="P2"><text:tab/>Instrucción 1</text:p><text:p text:style-name="P9">fin_para</text:p></draw:text-box></draw:frame><draw:frame draw:style-name="fr1" draw:name="Marco13" text:anchor-type="char" svg:x="8.878cm" svg:y="0.212cm" svg:width="6.057cm" svg:height="1.612cm" draw:z-index="10"><draw:text-box><text:p text:style-name="Standard"><text:span text:style-name="T6">para </text:span><text:span text:style-name="T4">Vc de Vi a Vf <text:s/></text:span><text:span text:style-name="T5">incremento</text:span><text:span text:style-name="T4"> = n</text:span></text:p><text:p text:style-name="P2"><text:tab/>Instrucción 1</text:p><text:p text:style-name="P9">fin_para</text:p></draw:text-box></draw:frame></text:p>
      <text:p text:style-name="P14"/>
      <text:p text:style-name="P14"/>
      <text:p text:style-name="P14"/>
      <text:p text:style-name="P14"><draw:frame draw:style-name="fr1" draw:name="Marco15" text:anchor-type="char" svg:x="9.955cm" svg:y="0.437cm" svg:width="6.761cm" svg:height="5.013cm" draw:z-index="11"><draw:text-box><text:list xml:id="list2941782078260099926" text:style-name="WW8Num52"><text:list-header><text:p text:style-name="P43">Vc<text:tab/>Variable contador del bucle</text:p><text:p text:style-name="P43">Vi<text:tab/>Valor inicial que toma Vc</text:p><text:p text:style-name="P43">Vf<text:tab/>Valor final para Vc</text:p><text:p text:style-name="P43">n<text:tab/>Cantidad en que incrementa o <text:tab/>decrementa la variable Vc al <text:tab/>final de cada vuelta de bucle. <text:tab/>Por defecto el valor es siempre 1</text:p></text:list-header></text:list></draw:text-box></draw:frame><draw:line text:anchor-type="char" draw:z-index="15" draw:style-name="gr1" draw:text-style-name="P53" svg:x1="6.033cm" svg:y1="2.037cm" svg:x2="7.303cm" svg:y2="2.037cm"><text:p/></draw:line><draw:frame draw:style-name="fr7" draw:name="Objeto32" text:anchor-type="as-char" svg:width="6.276cm" svg:height="9.396cm" draw:z-index="18"><draw:object-ole xlink:href="./Object 21" xlink:type="simple" xlink:show="embed" xlink:actuate="onLoad"/><draw:image xlink:href="./ObjectReplacements/Object 21" xlink:type="simple" xlink:show="embed" xlink:actuate="onLoad"/><svg:desc>Objeto OLE</svg:desc></draw:frame></text:p>
      <text:p text:style-name="P14"/>
      <text:p text:style-name="P14"/>
      <text:p text:style-name="P14">La instrucción <text:span text:style-name="T1">para</text:span> es una forma compacta de representar un bucle <text:span text:style-name="T1">mientras</text:span>, siendo ambas equivalentes:</text:p>
      <text:p text:style-name="P15"><draw:frame draw:style-name="fr1" draw:name="Marco16" text:anchor-type="char" svg:x="3.163cm" svg:y="0.471cm" svg:width="5.74cm" svg:height="1.709cm" draw:z-index="12"><draw:text-box><text:p text:style-name="Standard"><text:span text:style-name="T6">para </text:span><text:span text:style-name="T4">Vc de Vi a Vf </text:span><text:span text:style-name="T5">incremento</text:span><text:span text:style-name="T4"> = n</text:span></text:p><text:p text:style-name="P2"><text:tab/>Instrucción 1</text:p><text:p text:style-name="P9">fin_para</text:p></draw:text-box></draw:frame><draw:frame draw:style-name="fr1" draw:name="Marco17" text:anchor-type="char" svg:x="9.83cm" svg:y="0.471cm" svg:width="4.787cm" svg:height="2.565cm" draw:z-index="13"><draw:text-box><text:p text:style-name="Standard"><text:span text:style-name="T4">Vc </text:span><text:span text:style-name="T3"></text:span><text:span text:style-name="T4"> Vi</text:span></text:p><text:p text:style-name="Standard"><text:span text:style-name="T6">mientras</text:span><text:span text:style-name="T4"> Vc &lt;= Vf</text:span></text:p><text:p text:style-name="P2"><text:tab/>Instrucción 1</text:p><text:p text:style-name="Standard"><text:span text:style-name="T4"><text:tab/>Vc </text:span><text:span text:style-name="T3"></text:span><text:span text:style-name="T4"> Vc + n</text:span></text:p><text:p text:style-name="P9">fin_mientras</text:p></draw:text-box></draw:frame></text:p>
      <text:p text:style-name="P15"/>
      <text:p text:style-name="P14"/>
      <text:p text:style-name="P14"/>
      <text:p text:style-name="P14"><text:soft-page-break/></text:p>
      <text:p text:style-name="P17"/>
      <text:p text:style-name="P17"/>
      <text:p text:style-name="P14"><text:span text:style-name="T1">EJEMPLO</text:span>. Algoritmo que lee cinco valores numéricos y calcula su producto.</text:p>
      <text:p text:style-name="P15"><draw:frame draw:style-name="fr1" draw:name="Marco19" text:anchor-type="char" svg:x="5.703cm" svg:y="0.016cm" svg:width="6.692cm" svg:height="5.202cm" draw:z-index="14"><draw:text-box><text:p text:style-name="P11"><text:span text:style-name="T6">PROGRAMA</text:span><text:span text:style-name="T4"> Producto</text:span></text:p><text:p text:style-name="P6">var</text:p><text:p text:style-name="P6"><text:tab/>producto<text:tab/>, i, n: entero</text:p><text:p text:style-name="P7">inicio</text:p><text:p text:style-name="P11"><text:span text:style-name="T4"><text:tab/>producto </text:span><text:span text:style-name="T3"></text:span><text:span text:style-name="T4"> 1</text:span></text:p><text:p text:style-name="P11"><text:span text:style-name="T4"><text:tab/></text:span><text:span text:style-name="T6">para</text:span><text:span text:style-name="T4"> i de 1 a 5</text:span></text:p><text:p text:style-name="P3"><text:tab/><text:tab/>leer(n)</text:p><text:p text:style-name="P32"><text:span text:style-name="T1"><text:tab/><text:tab/></text:span>producto <text:span text:style-name="T2"></text:span> producto * n</text:p><text:p text:style-name="P32"><text:tab/><text:tab/>escribir(“Continuar S/N “)</text:p><text:p text:style-name="P32"><text:tab/><text:span text:style-name="T1">fin_para</text:span></text:p><text:p text:style-name="P33"><text:span text:style-name="T1"><text:tab/></text:span>escribir(“Producto = ”, producto)</text:p><text:h text:style-name="P51" text:outline-level="6">fin</text:h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Apartado1"/>
      <text:p text:style-name="P29"><draw:line text:anchor-type="char" draw:z-index="16" draw:style-name="gr1" draw:text-style-name="P53" svg:x1="8.573cm" svg:y1="8.62cm" svg:x2="11.113cm" svg:y2="8.62cm"><text:p/></draw:line><text:soft-page-break/><draw:frame draw:style-name="fr8" draw:name="Objeto33" text:anchor-type="as-char" svg:y="-8.961cm" svg:width="13.395cm" svg:height="17.937cm" draw:z-index="8"><draw:object-ole xlink:href="./Object 20" xlink:type="simple" xlink:show="embed" xlink:actuate="onLoad"/><draw:image xlink:href="./ObjectReplacements/Object 20" xlink:type="simple" xlink:show="embed" xlink:actuate="onLoad"/><svg:desc>Objeto OLE</svg:desc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NewPSMT" svg:font-family="CourierNewPSMT" style:font-family-generic="roman"/>
    <style:font-face style:name="Courier New1" svg:font-family="'Courier New'" style:font-family-generic="modern" style:font-pitch="fixed"/>
    <style:font-face style:name="Mangal" svg:font-family="Mangal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style:font-size-asian="11pt"/>
    </style:style>
    <style:style style:name="Tema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3">
      <style:paragraph-properties fo:margin-left="2.923cm" fo:margin-right="0cm" fo:margin-top="0cm" fo:margin-bottom="0.423cm" style:contextual-spacing="false" fo:text-indent="0cm" style:auto-text-indent="false" fo:break-before="page" fo:padding-left="0.141cm" fo:padding-right="0.141cm" fo:padding-top="0.035cm" fo:padding-bottom="0.035cm" fo:border="0.51pt solid #000000">
        <style:tab-stops>
          <style:tab-stop style:position="4.763cm"/>
        </style:tab-stops>
      </style:paragraph-properties>
      <style:text-properties style:text-underline-style="none"/>
    </style:style>
    <style:style style:name="Subtitulo" style:family="paragraph" style:parent-style-name="Standard" style:list-style-name="WW8Num3">
      <style:paragraph-properties fo:margin-top="0cm" fo:margin-bottom="0.212cm" style:contextual-spacing="false"/>
      <style:text-properties fo:font-size="16pt" style:text-underline-style="solid" style:text-underline-width="auto" style:text-underline-color="font-color" style:font-size-asian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Texto_20_independiente_20_3" style:display-name="Texto independiente 3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0.5pt" fo:language="es" fo:country="ES" style:letter-kerning="true" style:font-name-asian="SimSun" style:font-family-asian="SimSun, 宋体" style:font-pitch-asian="variable" style:font-size-asian="10.5pt" style:font-name-complex="Mangal" style:font-family-complex="Mangal" style:font-pitch-complex="variable" style:font-size-complex="12pt" style:language-complex="ar" style:country-complex="SA" fo:hyphenate="false" fo:hyphenation-remain-char-count="2" fo:hyphenation-push-char-count="2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7z4" style:family="text">
      <style:text-properties style:font-name="Courier New" fo:font-family="'Courier New'" style:font-family-generic="modern"/>
    </style:style>
    <style:style style:name="WW8Num73z0" style:family="text">
      <style:text-properties style:font-name="Symbol" fo:font-family="Symbol" style:font-family-generic="roman" style:font-pitch="variable" style:font-charset="x-symbol"/>
    </style:style>
    <style:style style:name="WW8Num73z1" style:family="text">
      <style:text-properties style:font-name="Wingdings" fo:font-family="Wingdings" style:font-pitch="variable" style:font-charset="x-symbol"/>
    </style:style>
    <style:style style:name="WW8Num73z4" style:family="text">
      <style:text-properties style:font-name="Courier New" fo:font-family="'Courier New'" style:font-family-generic="modern"/>
    </style:style>
    <style:style style:name="Numbering_20_Symbols" style:display-name="Numbering Symbols" style:family="text"/>
    <style:style style:name="WW8Num13z1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3z4" style:family="text">
      <style:text-properties style:font-name="Courier New" fo:font-family="'Courier New'" style:font-family-generic="modern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4z4" style:family="text">
      <style:text-properties style:font-name="Courier New" fo:font-family="'Courier New'" style:font-family-generic="modern"/>
    </style:style>
    <style:style style:name="WW8Num52z0" style:family="text">
      <style:text-properties style:font-name="Wingdings" fo:font-family="Wingdings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3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prefix="Tema " style:num-suffix="." style:num-format="1" text:start-value="2">
        <style:list-level-properties text:list-level-position-and-space-mode="label-alignment">
          <style:list-level-label-alignment text:label-followed-by="listtab" text:list-tab-stop-position="4.128cm" fo:text-indent="-0.7cm" fo:margin-left="2.2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text:list-tab-stop-position="7.514cm" fo:text-indent="-2.514cm" fo:margin-left="7.514cm"/>
        </style:list-level-properties>
        <style:text-properties style:font-name="Times New Roman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text:list-tab-stop-position="9.446cm" fo:text-indent="-0.635cm" fo:margin-left="9.446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10.716cm" fo:text-indent="-0.635cm" fo:margin-left="10.716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11.986cm" fo:text-indent="-0.635cm" fo:margin-left="11.986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text:list-tab-stop-position="13.256cm" fo:text-indent="-0.635cm" fo:margin-left="13.256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4.526cm" fo:text-indent="-0.635cm" fo:margin-left="14.526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5.796cm" fo:text-indent="-0.635cm" fo:margin-left="15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º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2" style:num-suffix="º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  <style:text-properties style:font-name="Symbol"/>
      </text:list-level-style-bullet>
      <text:list-level-style-bullet text:level="2" text:style-name="WW8Num27z1" text:bullet-char="-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style:font-name="Times New Roman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Symbol"/>
      </text:list-level-style-bullet>
      <text:list-level-style-bullet text:level="5" text:style-name="WW8Num27z4" text:bullet-char="o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Symbol"/>
      </text:list-level-style-bullet>
      <text:list-level-style-bullet text:level="8" text:style-name="WW8Num27z4" text:bullet-char="o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3.13cm" fo:text-indent="-0.635cm" fo:margin-left="13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  <style:text-properties style:font-name="Symbol"/>
      </text:list-level-style-bullet>
      <text:list-level-style-bullet text:level="2" text:style-name="WW8Num73z1" text:bullet-char="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  <style:text-properties style:font-name="Wingdings"/>
      </text:list-level-style-bullet>
      <text:list-level-style-bullet text:level="3" text:style-name="WW8Num73z1" text:bullet-char="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  <style:text-properties style:font-name="Wingdings"/>
      </text:list-level-style-bullet>
      <text:list-level-style-bullet text:level="4" text:style-name="WW8Num73z0" text:bullet-char="">
        <style:list-level-properties text:list-level-position-and-space-mode="label-alignment">
          <style:list-level-label-alignment text:label-followed-by="listtab" text:list-tab-stop-position="7.574cm" fo:text-indent="-0.635cm" fo:margin-left="7.574cm"/>
        </style:list-level-properties>
        <style:text-properties style:font-name="Symbol"/>
      </text:list-level-style-bullet>
      <text:list-level-style-bullet text:level="5" text:style-name="WW8Num73z4" text:bullet-char="o">
        <style:list-level-properties text:list-level-position-and-space-mode="label-alignment">
          <style:list-level-label-alignment text:label-followed-by="listtab" text:list-tab-stop-position="8.844cm" fo:text-indent="-0.635cm" fo:margin-left="8.844cm"/>
        </style:list-level-properties>
        <style:text-properties style:font-name="Courier New1"/>
      </text:list-level-style-bullet>
      <text:list-level-style-bullet text:level="6" text:style-name="WW8Num73z1" text:bullet-char="">
        <style:list-level-properties text:list-level-position-and-space-mode="label-alignment">
          <style:list-level-label-alignment text:label-followed-by="listtab" text:list-tab-stop-position="10.114cm" fo:text-indent="-0.635cm" fo:margin-left="10.114cm"/>
        </style:list-level-properties>
        <style:text-properties style:font-name="Wingdings"/>
      </text:list-level-style-bullet>
      <text:list-level-style-bullet text:level="7" text:style-name="WW8Num73z0" text:bullet-char="">
        <style:list-level-properties text:list-level-position-and-space-mode="label-alignment">
          <style:list-level-label-alignment text:label-followed-by="listtab" text:list-tab-stop-position="11.384cm" fo:text-indent="-0.635cm" fo:margin-left="11.384cm"/>
        </style:list-level-properties>
        <style:text-properties style:font-name="Symbol"/>
      </text:list-level-style-bullet>
      <text:list-level-style-bullet text:level="8" text:style-name="WW8Num73z4" text:bullet-char="o">
        <style:list-level-properties text:list-level-position-and-space-mode="label-alignment">
          <style:list-level-label-alignment text:label-followed-by="listtab" text:list-tab-stop-position="12.654cm" fo:text-indent="-0.635cm" fo:margin-left="12.654cm"/>
        </style:list-level-properties>
        <style:text-properties style:font-name="Courier New1"/>
      </text:list-level-style-bullet>
      <text:list-level-style-bullet text:level="9" text:style-name="WW8Num73z1" text:bullet-char="">
        <style:list-level-properties text:list-level-position-and-space-mode="label-alignment">
          <style:list-level-label-alignment text:label-followed-by="listtab" text:list-tab-stop-position="13.924cm" fo:text-indent="-0.635cm" fo:margin-left="13.9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bullet text:level="2" text:style-name="WW8Num13z1" text:bullet-char="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bullet text:level="4" text:style-name="WW8Num13z3" text:bullet-char="">
        <style:list-level-properties text:list-level-position-and-space-mode="label-alignment">
          <style:list-level-label-alignment text:label-followed-by="listtab" text:list-tab-stop-position="7.574cm" fo:text-indent="-0.635cm" fo:margin-left="7.574cm"/>
        </style:list-level-properties>
        <style:text-properties style:font-name="Symbol"/>
      </text:list-level-style-bullet>
      <text:list-level-style-bullet text:level="5" text:style-name="WW8Num13z4" text:bullet-char="o">
        <style:list-level-properties text:list-level-position-and-space-mode="label-alignment">
          <style:list-level-label-alignment text:label-followed-by="listtab" text:list-tab-stop-position="8.844cm" fo:text-indent="-0.635cm" fo:margin-left="8.844cm"/>
        </style:list-level-properties>
        <style:text-properties style:font-name="Courier New1"/>
      </text:list-level-style-bullet>
      <text:list-level-style-bullet text:level="6" text:style-name="WW8Num13z1" text:bullet-char="">
        <style:list-level-properties text:list-level-position-and-space-mode="label-alignment">
          <style:list-level-label-alignment text:label-followed-by="listtab" text:list-tab-stop-position="10.114cm" fo:text-indent="-0.635cm" fo:margin-left="10.114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text:list-tab-stop-position="11.384cm" fo:text-indent="-0.635cm" fo:margin-left="11.384cm"/>
        </style:list-level-properties>
        <style:text-properties style:font-name="Symbol"/>
      </text:list-level-style-bullet>
      <text:list-level-style-bullet text:level="8" text:style-name="WW8Num13z4" text:bullet-char="o">
        <style:list-level-properties text:list-level-position-and-space-mode="label-alignment">
          <style:list-level-label-alignment text:label-followed-by="listtab" text:list-tab-stop-position="12.654cm" fo:text-indent="-0.635cm" fo:margin-left="12.654cm"/>
        </style:list-level-properties>
        <style:text-properties style:font-name="Courier New1"/>
      </text:list-level-style-bullet>
      <text:list-level-style-bullet text:level="9" text:style-name="WW8Num13z1" text:bullet-char="">
        <style:list-level-properties text:list-level-position-and-space-mode="label-alignment">
          <style:list-level-label-alignment text:label-followed-by="listtab" text:list-tab-stop-position="13.924cm" fo:text-indent="-0.635cm" fo:margin-left="13.9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  <style:text-properties style:font-name="Symbol"/>
      </text:list-level-style-bullet>
      <text:list-level-style-bullet text:level="2" text:style-name="WW8Num54z0" text:bullet-char="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  <style:text-properties style:font-name="Symbol"/>
      </text:list-level-style-bullet>
      <text:list-level-style-bullet text:level="3" text:style-name="WW8Num54z2" text:bullet-char="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  <style:text-properties style:font-name="Wingdings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text:list-tab-stop-position="7.574cm" fo:text-indent="-0.635cm" fo:margin-left="7.574cm"/>
        </style:list-level-properties>
        <style:text-properties style:font-name="Symbol"/>
      </text:list-level-style-bullet>
      <text:list-level-style-bullet text:level="5" text:style-name="WW8Num54z4" text:bullet-char="o">
        <style:list-level-properties text:list-level-position-and-space-mode="label-alignment">
          <style:list-level-label-alignment text:label-followed-by="listtab" text:list-tab-stop-position="8.844cm" fo:text-indent="-0.635cm" fo:margin-left="8.844cm"/>
        </style:list-level-properties>
        <style:text-properties style:font-name="Courier New1"/>
      </text:list-level-style-bullet>
      <text:list-level-style-bullet text:level="6" text:style-name="WW8Num54z2" text:bullet-char="">
        <style:list-level-properties text:list-level-position-and-space-mode="label-alignment">
          <style:list-level-label-alignment text:label-followed-by="listtab" text:list-tab-stop-position="10.114cm" fo:text-indent="-0.635cm" fo:margin-left="10.114cm"/>
        </style:list-level-properties>
        <style:text-properties style:font-name="Wingdings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text:list-tab-stop-position="11.384cm" fo:text-indent="-0.635cm" fo:margin-left="11.384cm"/>
        </style:list-level-properties>
        <style:text-properties style:font-name="Symbol"/>
      </text:list-level-style-bullet>
      <text:list-level-style-bullet text:level="8" text:style-name="WW8Num54z4" text:bullet-char="o">
        <style:list-level-properties text:list-level-position-and-space-mode="label-alignment">
          <style:list-level-label-alignment text:label-followed-by="listtab" text:list-tab-stop-position="12.654cm" fo:text-indent="-0.635cm" fo:margin-left="12.654cm"/>
        </style:list-level-properties>
        <style:text-properties style:font-name="Courier New1"/>
      </text:list-level-style-bullet>
      <text:list-level-style-bullet text:level="9" text:style-name="WW8Num54z2" text:bullet-char="">
        <style:list-level-properties text:list-level-position-and-space-mode="label-alignment">
          <style:list-level-label-alignment text:label-followed-by="listtab" text:list-tab-stop-position="13.924cm" fo:text-indent="-0.635cm" fo:margin-left="13.9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03.- Programación <text:tab/><text:tab/>INS PROVENÇANA</text:p>
        <text:p text:style-name="MP1">Desarrollo de aplicaciones Multiplataforma/Web<text:tab/><text:tab/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sor </meta:initial-creator>
    <meta:creation-date>2011-09-20T09:58:03</meta:creation-date>
    <dc:date>2015-10-26T22:18:56.108000000</dc:date>
    <meta:editing-duration>PT5H4M22S</meta:editing-duration>
    <meta:editing-cycles>17</meta:editing-cycles>
    <meta:generator>LibreOffice/4.1.3.2$Windows_x86 LibreOffice_project/70feb7d99726f064edab4605a8ab840c50ec57a</meta:generator>
    <meta:print-date>2014-10-20T12:46:10.87</meta:print-date>
    <meta:document-statistic meta:table-count="0" meta:image-count="0" meta:object-count="7" meta:page-count="8" meta:paragraph-count="118" meta:word-count="883" meta:character-count="5272" meta:non-whitespace-character-count="4459"/>
  </office:meta>
</office:document-meta>
</file>